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7f0a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 APPLICATION</text:p>
      <text:p text:style-name="P1">La soluzione semplice per gestire le tue attività</text:p>
      <text:p text:style-name="P1"/>
      <text:p text:style-name="P1">Welcome, {username}!</text:p>
      <text:p text:style-name="P1"/>
      <text:p text:style-name="P1">Scopri un modo più veloce ed efficiente per organizzare il tuo lavoro quotidiano.</text:p>
      <text:p text:style-name="P1"/>
      <text:p text:style-name="P1">CARATTERISTICHE</text:p>
      <text:p text:style-name="P1">Facile da usare</text:p>
      <text:p text:style-name="P1">Interfaccia intuitiva progettata per tutti gli utenti.</text:p>
      <text:p text:style-name="P1"/>
      <text:p text:style-name="P1">Safe</text:p>
      <text:p text:style-name="P1">Your data is protected with advanced technologies.</text:p>
      <text:p text:style-name="P1"/>
      <text:p text:style-name="P1">Fast</text:p>
      <text:p text:style-name="P1">Prestazioni ottimizzate per risparmiare tempo.</text:p>
      <text:p text:style-name="P1"/>
      <text:p text:style-name="P1">NOTIFICATIONS</text:p>
      <text:p text:style-name="P1">You have 1 notification</text:p>
      <text:p text:style-name="P1">Hai {count} notifiche</text:p>
      <text:p text:style-name="P1"/>
      <text:p text:style-name="P1">ERRORI</text:p>
      <text:p text:style-name="P1">Errore di rete. Riprova più tardi.</text:p>
      <text:p text:style-name="P1">Elemento non trovato.</text:p>
      <text:p text:style-name="P1">Errore sconosciuto (codice: {code})</text:p>
      <text:p text:style-name="P1"/>
      <text:p text:style-name="P1">INIZIA ORA</text:p>
      <text:p text:style-name="P1">Inizia oggi stesso e migliora la tua produttività!</text:p>
      <text:p text:style-name="P1">[Scarica ora]</text:p>
      <text:p text:style-name="P1"/>
      <text:p text:style-name="P1">CONTATTI</text:p>
      <text:p text:style-name="P1">Email: <text:a xlink:type="simple" xlink:href="mailto:supporto@example.com" text:style-name="Internet_20_link" text:visited-style-name="Visited_20_Internet_20_Link">supporto@example.com</text:a></text:p>
      <text:p text:style-name="P1"/>
      <text:p text:style-name="P1">© 2026 Applicazione di test. Tutti i diritti riservati.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4-22T15:39:28.142000000</meta:creation-date>
    <dc:date>2026-04-22T15:49:36.714000000</dc:date>
    <meta:editing-duration>PT2M16S</meta:editing-duration>
    <meta:editing-cycles>2</meta:editing-cycles>
    <meta:generator>LibreOffice/7.5.3.2$Windows_X86_64 LibreOffice_project/9f56dff12ba03b9acd7730a5a481eea045e468f3</meta:generator>
    <meta:document-statistic meta:table-count="0" meta:image-count="0" meta:object-count="0" meta:page-count="1" meta:paragraph-count="24" meta:word-count="97" meta:character-count="668" meta:non-whitespace-character-count="594"/>
  </office:meta>
</office:document-meta>
</file>